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976" calcext:value-type="float">
            <text:p>133.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0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0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200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6" calcext:value-type="float">
            <text:p>120.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9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8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7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6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6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931302</text:p>
          </table:table-cell>
          <table:table-cell office:value-type="string" calcext:value-type="string">
            <text:p>195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